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5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ep 1: Create a New Google Cloud Project</text:span></text:h>
      <text:list text:style-name="L1">
        <text:list-item>
          <text:p text:style-name="P2"><text:span text:style-name="Strong_20_Emphasis">Go to the GCP Console:</text:span></text:p>
          <text:list>
            <text:list-item>
              <text:p text:style-name="P3">Navigate to the Google Cloud Console.</text:p>
            </text:list-item>
          </text:list>
        </text:list-item>
        <text:list-item>
          <text:p text:style-name="P2"><text:span text:style-name="Strong_20_Emphasis">Select or Create a New Project:</text:span></text:p>
          <text:list>
            <text:list-item>
              <text:p text:style-name="P3">In the top-left corner, click on the project selector drop-down.</text:p>
            </text:list-item>
            <text:list-item>
              <text:p text:style-name="P3">Click on <text:span text:style-name="Strong_20_Emphasis">New Project</text:span>.</text:p>
            </text:list-item>
            <text:list-item>
              <text:p text:style-name="P3">Give your project a name (e.g., <text:span text:style-name="Source_20_Text">wazuh-deployment</text:span>) and select your <text:span text:style-name="Strong_20_Emphasis">Billing Account</text:span> (if you already have one).</text:p>
            </text:list-item>
            <text:list-item>
              <text:p text:style-name="P3">Optionally, choose a location for the project, then click <text:span text:style-name="Strong_20_Emphasis">Create</text:span>.</text:p>
            </text:list-item>
          </text:list>
        </text:list-item>
        <text:list-item>
          <text:p text:style-name="P2"><text:span text:style-name="Strong_20_Emphasis">Enable Billing for the Project:</text:span></text:p>
          <text:list>
            <text:list-item>
              <text:p text:style-name="P3">After the project is created, navigate to the Billing Page to ensure that billing is enabled for the project.</text:p>
            </text:list-item>
            <text:list-item>
              <text:p text:style-name="P2">If prompted, choose the <text:span text:style-name="Strong_20_Emphasis">Free Tier</text:span> option, if available.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2: Enable the Required APIs</text:span></text:h>
      <text:list text:style-name="L2">
        <text:list-item>
          <text:p text:style-name="P4"><text:span text:style-name="Strong_20_Emphasis">Enable Compute Engine API:</text:span></text:p>
          <text:list>
            <text:list-item>
              <text:p text:style-name="P5">In the GCP Console, navigate to the API &amp; Services &gt; Library.</text:p>
            </text:list-item>
            <text:list-item>
              <text:p text:style-name="P5">Search for <text:span text:style-name="Strong_20_Emphasis">Compute Engine API</text:span>.</text:p>
            </text:list-item>
            <text:list-item>
              <text:p text:style-name="P5">Click on it, and then click <text:span text:style-name="Strong_20_Emphasis">Enable</text:span>.</text:p>
            </text:list-item>
          </text:list>
        </text:list-item>
        <text:list-item>
          <text:p text:style-name="P4"><text:span text:style-name="Strong_20_Emphasis">Enable Identity and Access Management (IAM) API:</text:span></text:p>
          <text:list>
            <text:list-item>
              <text:p text:style-name="P5">Similarly, search for <text:span text:style-name="Strong_20_Emphasis">IAM API</text:span>.</text:p>
            </text:list-item>
            <text:list-item>
              <text:p text:style-name="P5">Click on it, and then click <text:span text:style-name="Strong_20_Emphasis">Enable</text:span>.</text:p>
            </text:list-item>
          </text:list>
        </text:list-item>
        <text:list-item>
          <text:p text:style-name="P4"><text:span text:style-name="Strong_20_Emphasis">Enable Cloud Resource Manager API:</text:span></text:p>
          <text:list>
            <text:list-item>
              <text:p text:style-name="P5">Search for <text:span text:style-name="Strong_20_Emphasis">Cloud Resource Manager API</text:span>.</text:p>
            </text:list-item>
            <text:list-item>
              <text:p text:style-name="P4">Click on it, and then click <text:span text:style-name="Strong_20_Emphasis">Enable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3: Create a Service Account</text:span></text:h>
      <text:list text:style-name="L3">
        <text:list-item>
          <text:p text:style-name="P6"><text:span text:style-name="Strong_20_Emphasis">Navigate to the IAM &amp; Admin Section:</text:span></text:p>
          <text:list>
            <text:list-item>
              <text:p text:style-name="P7">Go to the IAM &amp; Admin &gt; Service Accounts.</text:p>
            </text:list-item>
            <text:list-item>
              <text:p text:style-name="P7">Make sure your newly created project is selected.</text:p>
            </text:list-item>
          </text:list>
        </text:list-item>
        <text:list-item>
          <text:p text:style-name="P6"><text:span text:style-name="Strong_20_Emphasis">Create a New Service Account:</text:span></text:p>
          <text:list>
            <text:list-item>
              <text:p text:style-name="P7">Click <text:span text:style-name="Strong_20_Emphasis">+ CREATE SERVICE ACCOUNT</text:span>.</text:p>
            </text:list-item>
            <text:list-item>
              <text:p text:style-name="P7">Give the service account a name (e.g., <text:span text:style-name="Source_20_Text">terraform-sa</text:span>) and an optional description.</text:p>
            </text:list-item>
            <text:list-item>
              <text:p text:style-name="P7">Click <text:span text:style-name="Strong_20_Emphasis">Create and Continue</text:span>.</text:p>
            </text:list-item>
          </text:list>
        </text:list-item>
        <text:list-item>
          <text:p text:style-name="P6"><text:span text:style-name="Strong_20_Emphasis">Grant Permissions to the Service Account:</text:span></text:p>
          <text:list>
            <text:list-item>
              <text:p text:style-name="P7"><text:soft-page-break/>In the "Grant this service account access to project" step, you’ll need to assign the appropriate roles to allow Terraform to manage resources in your GCP project.</text:p>
              <text:list>
                <text:list-item>
                  <text:p text:style-name="P7">Add the following roles:</text:p>
                  <text:list>
                    <text:list-item>
                      <text:p text:style-name="P7"><text:span text:style-name="Strong_20_Emphasis">Editor</text:span> (provides full access to all resources)</text:p>
                    </text:list-item>
                    <text:list-item>
                      <text:p text:style-name="P7"><text:span text:style-name="Strong_20_Emphasis">Viewer</text:span> (provides read-only access to resources)</text:p>
                    </text:list-item>
                    <text:list-item>
                      <text:p text:style-name="P7"><text:span text:style-name="Strong_20_Emphasis">Service Account User</text:span> (allows the service account to act as other service accounts)</text:p>
                    </text:list-item>
                  </text:list>
                </text:list-item>
              </text:list>
            </text:list-item>
            <text:list-item>
              <text:p text:style-name="P7">Click <text:span text:style-name="Strong_20_Emphasis">Continue</text:span>.</text:p>
            </text:list-item>
          </text:list>
        </text:list-item>
        <text:list-item>
          <text:p text:style-name="P6"><text:span text:style-name="Strong_20_Emphasis">Skip the User Permissions:</text:span></text:p>
          <text:list>
            <text:list-item>
              <text:p text:style-name="P6">Click <text:span text:style-name="Strong_20_Emphasis">Done</text:span> after the permissions are assigned (no need to grant users access to this service account).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4: Create and Download a Service Account Key</text:span></text:h>
      <text:list text:style-name="L4">
        <text:list-item>
          <text:p text:style-name="P8"><text:span text:style-name="Strong_20_Emphasis">Select the Newly Created Service Account:</text:span></text:p>
          <text:list>
            <text:list-item>
              <text:p text:style-name="P9">Find the service account you just created (e.g., <text:span text:style-name="Source_20_Text">terraform-sa</text:span>) in the list of service accounts.</text:p>
            </text:list-item>
            <text:list-item>
              <text:p text:style-name="P9">Click on it.</text:p>
            </text:list-item>
          </text:list>
        </text:list-item>
        <text:list-item>
          <text:p text:style-name="P8"><text:span text:style-name="Strong_20_Emphasis">Create a Key for the Service Account:</text:span></text:p>
          <text:list>
            <text:list-item>
              <text:p text:style-name="P9">In the service account details page, click the <text:span text:style-name="Strong_20_Emphasis">Keys</text:span> tab.</text:p>
            </text:list-item>
            <text:list-item>
              <text:p text:style-name="P9">Click <text:span text:style-name="Strong_20_Emphasis">ADD KEY</text:span> &gt; <text:span text:style-name="Strong_20_Emphasis">Create new key</text:span>.</text:p>
            </text:list-item>
            <text:list-item>
              <text:p text:style-name="P9">Choose <text:span text:style-name="Strong_20_Emphasis">JSON</text:span> format and click <text:span text:style-name="Strong_20_Emphasis">Create</text:span>.</text:p>
            </text:list-item>
            <text:list-item>
              <text:p text:style-name="P8">The JSON key file will be automatically downloaded to your computer. This file contains the credentials that Terraform will use to interact with your GCP project.</text:p>
            </text:list-item>
          </text:list>
          <text:p text:style-name="P8"><text:span text:style-name="Strong_20_Emphasis">Important:</text:span> Store this key file securely, as it provides access to your GCP project.</text:p>
        </text:list-item>
      </text:list>
      <text:p text:style-name="Horizontal_20_Line"/>
      <text:h text:style-name="Heading_20_3" text:outline-level="3"><text:span text:style-name="Strong_20_Emphasis">Step 5: Use the Service Account Key in Terraform</text:span></text:h>
      <text:p text:style-name="Text_20_body">Now that you have the service account JSON key, you can configure Terraform to use it:</text:p>
      <text:list text:style-name="L5">
        <text:list-item>
          <text:p text:style-name="P10"><text:span text:style-name="Strong_20_Emphasis">Move the JSON Key File:</text:span></text:p>
          <text:list>
            <text:list-item>
              <text:p text:style-name="P10">Place the downloaded JSON key file in a secure directory, for example:</text:p>
              <text:p text:style-name="P1">bash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3:49:22.043387220</meta:creation-date>
    <dc:date>2024-10-18T13:49:45.895794059</dc:date>
    <meta:editing-duration>PT24S</meta:editing-duration>
    <meta:editing-cycles>1</meta:editing-cycles>
    <meta:generator>LibreOffice/24.2.6.2$Linux_X86_64 LibreOffice_project/8e9a753d9daaea75c34b417ba1bdf556bf2fc5b3</meta:generator>
    <meta:document-statistic meta:table-count="0" meta:image-count="0" meta:object-count="0" meta:page-count="2" meta:paragraph-count="54" meta:word-count="505" meta:character-count="2751" meta:non-whitespace-character-count="2347"/>
  </office:meta>
</office:document-meta>
</file>